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1" style:family="table-cell" style:data-style-name="N10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 style:family="table">
      <style:table-properties style:width="15.907cm" fo:margin-left="0cm" table:align="left"/>
    </style:style>
    <style:style style:name="Table45.A" style:family="table-column">
      <style:table-column-properties style:column-width="2.401cm"/>
    </style:style>
    <style:style style:name="Table45.B" style:family="table-column">
      <style:table-column-properties style:column-width="1.3cm"/>
    </style:style>
    <style:style style:name="Table45.C" style:family="table-column">
      <style:table-column-properties style:column-width="1.799cm"/>
    </style:style>
    <style:style style:name="Table45.E" style:family="table-column">
      <style:table-column-properties style:column-width="1.7cm"/>
    </style:style>
    <style:style style:name="Table45.F" style:family="table-column">
      <style:table-column-properties style:column-width="7.407cm"/>
    </style:style>
    <style:style style:name="Table45.A1" style:family="table-cell">
      <style:table-cell-properties fo:padding-left="0.191cm" fo:padding-right="0.191cm" fo:padding-top="0cm" fo:padding-bottom="0cm" fo:border="0.018cm solid #00000a" style:writing-mode="lr-tb"/>
    </style:style>
    <style:style style:name="Table45.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5.B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D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5.A3"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 style:family="table">
      <style:table-properties style:width="15.907cm" fo:margin-left="0cm" table:align="left"/>
    </style:style>
    <style:style style:name="Table46.A" style:family="table-column">
      <style:table-column-properties style:column-width="2.401cm"/>
    </style:style>
    <style:style style:name="Table46.B" style:family="table-column">
      <style:table-column-properties style:column-width="1.3cm"/>
    </style:style>
    <style:style style:name="Table46.C" style:family="table-column">
      <style:table-column-properties style:column-width="1.799cm"/>
    </style:style>
    <style:style style:name="Table46.E" style:family="table-column">
      <style:table-column-properties style:column-width="1.7cm"/>
    </style:style>
    <style:style style:name="Table46.F" style:family="table-column">
      <style:table-column-properties style:column-width="7.407cm"/>
    </style:style>
    <style:style style:name="Table46.A1" style:family="table-cell">
      <style:table-cell-properties fo:padding-left="0.191cm" fo:padding-right="0.191cm" fo:padding-top="0cm" fo:padding-bottom="0cm" fo:border="0.018cm solid #00000a" style:writing-mode="lr-tb"/>
    </style:style>
    <style:style style:name="Table46.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6.A3"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7" style:family="table">
      <style:table-properties style:width="15.907cm" fo:margin-left="0cm" fo:break-before="page" table:align="left"/>
    </style:style>
    <style:style style:name="Table47.A" style:family="table-column">
      <style:table-column-properties style:column-width="2.401cm"/>
    </style:style>
    <style:style style:name="Table47.B" style:family="table-column">
      <style:table-column-properties style:column-width="1.3cm"/>
    </style:style>
    <style:style style:name="Table47.C" style:family="table-column">
      <style:table-column-properties style:column-width="1.799cm"/>
    </style:style>
    <style:style style:name="Table47.E" style:family="table-column">
      <style:table-column-properties style:column-width="1.7cm"/>
    </style:style>
    <style:style style:name="Table47.F" style:family="table-column">
      <style:table-column-properties style:column-width="7.407cm"/>
    </style:style>
    <style:style style:name="Table47.A1" style:family="table-cell">
      <style:table-cell-properties fo:padding-left="0.191cm" fo:padding-right="0.191cm" fo:padding-top="0cm" fo:padding-bottom="0cm" fo:border="0.018cm solid #00000a" style:writing-mode="lr-tb"/>
    </style:style>
    <style:style style:name="Table47.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7.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Standard">
      <style:paragraph-properties fo:margin-top="0cm" fo:margin-bottom="0cm" fo:line-height="100%"/>
      <style:text-properties style:font-name="Times New Roman1" fo:font-size="12pt"/>
    </style:style>
    <style:style style:name="P9" style:family="paragraph" style:parent-style-name="Normal">
      <style:paragraph-properties fo:margin-top="0cm" fo:margin-bottom="0cm"/>
      <style:text-properties text:display="none"/>
    </style:style>
    <style:style style:name="P10" style:family="paragraph" style:parent-style-name="Normal">
      <style:paragraph-properties fo:margin-top="0cm" fo:margin-bottom="0cm" fo:break-before="page"/>
    </style:style>
    <style:style style:name="P11" style:family="paragraph" style:parent-style-name="Standard">
      <style:text-properties style:font-name="Times New Roman1" fo:font-size="12pt"/>
    </style:style>
    <style:style style:name="P12" style:family="paragraph" style:parent-style-name="Standard">
      <style:paragraph-properties fo:line-height="115%"/>
      <style:text-properties style:font-name="Times New Roman1" fo:font-size="12pt"/>
    </style:style>
    <style:style style:name="P13" style:family="paragraph" style:parent-style-name="Text_20_body">
      <style:paragraph-properties fo:break-before="page"/>
    </style:style>
    <style:style style:name="P14" style:family="paragraph" style:parent-style-name="Standard">
      <style:text-properties style:font-name="Times New Roman1" fo:font-size="12pt"/>
    </style:style>
    <style:style style:name="P15" style:family="paragraph" style:parent-style-name="Standard" style:list-style-name="WWNum33">
      <style:text-properties style:font-name="Times New Roman1" fo:font-size="12pt"/>
    </style:style>
    <style:style style:name="P16" style:family="paragraph" style:parent-style-name="Standard">
      <style:paragraph-properties fo:margin-top="0cm" fo:margin-bottom="0cm" fo:line-height="100%"/>
    </style:style>
    <style:style style:name="P17" style:family="paragraph" style:parent-style-name="Heading_20_1" style:master-page-name="MPF0">
      <style:paragraph-properties style:page-number="auto" fo:break-before="page"/>
    </style:style>
    <style:style style:name="P18" style:family="paragraph" style:parent-style-name="Heading_20_2">
      <style:paragraph-properties fo:break-before="page"/>
    </style:style>
    <style:style style:name="T1" style:family="text">
      <style:text-properties fo:color="#24292f" style:font-name-complex="Calibri"/>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B1" office:value-type="float" office:value="3.17">
            <text:p text:style-name="P2">3.17</text:p>
          </table:table-cell>
        </table:table-row>
        <table:table-row>
          <table:table-cell table:style-name="Table1.A1" office:value-type="string">
            <text:p text:style-name="P2">Current Build</text:p>
          </table:table-cell>
          <table:table-cell table:style-name="Table1.B1" office:value-type="float" office:value="70126">
            <text:p text:style-name="P2">230126</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B1" office:value-type="float" office:value="10126">
            <text:p text:style-name="P2">060126</text:p>
          </table:table-cell>
        </table:table-row>
      </table:table>
      <text:p text:style-name="Standard"/>
      <text:h text:style-name="Heading_20_2" text:outline-level="2">Last Update</text:h>
      <text:list xml:id="list5238395983252709132" text:style-name="WWNum33">
        <text:list-item>
          <text:p text:style-name="P15">Commit #539 – Update – 'model.php' – increase size of 'Jobs' pop-up.</text:p>
        </text:list-item>
        <text:list-item>
          <text:p text:style-name="P15">Commit #539 – Update – 'Image_Tools' Add-On</text:p>
        </text:list-item>
        <text:list-item>
          <text:p text:style-name="P15">Commit #539 – Bug Fix – 'sensor.php' – table 'sensors' column 'frost_controller' is now redundant, so always set to 0. </text:p>
        </text:list-item>
      </text:list>
      <text:p text:style-name="P11"/>
      <text:h text:style-name="P18"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9"/>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10"/>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10"/>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10"/>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10"/>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10"/>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10"/>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10"/>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10"/>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10"/>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10"/>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10"/>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10"/>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10"/>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10"/>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10"/>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10"/>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10"/>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10"/>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10"/>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10"/>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10"/>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10"/>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10"/>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10"/>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10"/>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10"/>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10"/>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10"/>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10"/>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10"/>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10"/>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10"/>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2">Bug Fix – 'index.php’ – page error when username/password is incorrect. </text:p>
          </table:table-cell>
        </table:table-row>
      </table:table>
      <text:p text:style-name="Text_20_body"/>
      <text:p text:style-name="P13"/>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Update – 'homelist.php' and 'ajax_fetch_data.php' to update the 'Mode' tile on change.</text:p>
            <text:p text:style-name="P12">Add Feature – 'modeSet.php' as an API to set the System controller operating mode.</text:p>
          </table:table-cell>
        </table:table-row>
        <table:table-row>
          <table:table-cell table:style-name="Table44.A2" office:value-type="date" office:date-value="2025-09-10">
            <text:p text:style-name="P4">10/09/25</text:p>
          </table:table-cell>
          <table:table-cell table:style-name="Table44.B2" office:value-type="string">
            <text:p text:style-name="P4">3.11</text:p>
          </table:table-cell>
          <table:table-cell table:style-name="Table44.C2" office:value-type="float" office:value="100925">
            <text:p text:style-name="P4">1009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Bug Fix – 'gateway.py' – reading MQTT Sensors – test if the message format is either a float variable or a python dictionary.</text:p>
            <text:p text:style-name="P11">Bug Fix – 'setup.php' – revert to previous version.</text:p>
            <text:p text:style-name="P11">Update – new table 'frost_sensor_relays', used to link sensors used for frost control to zone relays.</text:p>
            <text:p text:style-name="P11">Update – 'sensors.php', 'footer.php', 'model.php, 'ajax_fetch_data.php' and 'controller.py' <text:s/>– changes to 'Frost Control' to allow multiple zone controller relays to be attached to a single sensor being used for frost control.</text:p>
            <text:p text:style-name="P12">Add Feature – New software install Add On to deploy Mosquitto Broker and Zigbee2MQTT. Change to 'gateway.py' for zigbee2mqtt message.</text:p>
          </table:table-cell>
        </table:table-row>
      </table:table>
      <text:p text:style-name="Text_20_body"/>
      <text:p text:style-name="P13"/>
      <table:table table:name="Table45" table:style-name="Table45">
        <table:table-column table:style-name="Table45.A"/>
        <table:table-column table:style-name="Table45.B"/>
        <table:table-column table:style-name="Table45.C"/>
        <table:table-column table:style-name="Table45.B"/>
        <table:table-column table:style-name="Table45.E"/>
        <table:table-column table:style-name="Table45.F"/>
        <table:table-header-rows>
          <table:table-row>
            <table:table-cell table:style-name="Table45.A1" office:value-type="string">
              <text:p text:style-name="P2">Date</text:p>
            </table:table-cell>
            <table:table-cell table:style-name="Table45.A1" office:value-type="string">
              <text:p text:style-name="P2">Ver</text:p>
            </table:table-cell>
            <table:table-cell table:style-name="Table45.A1" office:value-type="string">
              <text:p text:style-name="P2">Build</text:p>
            </table:table-cell>
            <table:table-cell table:style-name="Table45.A1" office:value-type="string">
              <text:p text:style-name="P2">DB Ver</text:p>
            </table:table-cell>
            <table:table-cell table:style-name="Table45.A1" office:value-type="string">
              <text:p text:style-name="P2">DB Build</text:p>
            </table:table-cell>
            <table:table-cell table:style-name="Table45.A1" office:value-type="string">
              <text:p text:style-name="P2">ChangeLog</text:p>
            </table:table-cell>
          </table:table-row>
        </table:table-header-rows>
        <table:table-row>
          <table:table-cell table:style-name="Table45.A2" office:value-type="date" office:date-value="2025-11-27">
            <text:p text:style-name="P4">27/11/25</text:p>
          </table:table-cell>
          <table:table-cell table:style-name="Table45.B2" office:value-type="float" office:value="3.13">
            <text:p text:style-name="P4">3.13</text:p>
          </table:table-cell>
          <table:table-cell table:style-name="Table45.B2" office:value-type="float" office:value="271125">
            <text:p text:style-name="P4">271125</text:p>
          </table:table-cell>
          <table:table-cell table:style-name="Table45.D2" office:value-type="string">
            <text:p text:style-name="P4">1.00</text:p>
          </table:table-cell>
          <table:table-cell table:style-name="Table45.B2" office:value-type="float" office:value="271125">
            <text:p text:style-name="P4">271125</text:p>
          </table:table-cell>
          <table:table-cell table:style-name="Table45.D2" office:value-type="string">
            <text:p text:style-name="P11">Update – new table 'sensor_min_max_graph', used to hold the daily minimum and maximum vales for each sensor set to produce a graph.</text:p>
            <text:p text:style-name="P11">Update – 'chart_load.php', 'footer.php', 'chart_min_max.php, and 'graph_csv.py' <text:s/>– changes to production and display of Min/Max sensor graphs. Date now stored in a table rather than a 'csv' file. It was found that the graph processing routine could not cope with very large 'csv' files. Min/Max table entries are added for each sensor on a daily schedule. Note: the previous process for producing the 'csv' file remains as it was.</text:p>
          </table:table-cell>
        </table:table-row>
        <table:table-row>
          <table:table-cell table:style-name="Table45.A3" office:value-type="float" office:value="45990">
            <text:p text:style-name="P4">29/11/25</text:p>
          </table:table-cell>
          <table:table-cell table:style-name="Table45.A3" office:value-type="float" office:value="3.14">
            <text:p text:style-name="P4">3.14</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291125">
            <text:p text:style-name="P4">291125</text:p>
          </table:table-cell>
          <table:table-cell table:style-name="Table45.D2" office:value-type="string">
            <text:p text:style-name="P11">New Feature – new column 'one_shot' added to 'boost' table', used to hold a flag to indicate that boost will terminate when set temperature reached.</text:p>
            <text:p text:style-name="P11">New Feature – 'boostlist.php', 'model.php', 'db.php', 'request.js' and 'controller.py' <text:s/>– implementation of 'One Shot' Boost feature. Boost can optionally be set to finish when the target temperature is reached, if the target is never reached, then boost finishes after set interval.</text:p>
          </table:table-cell>
        </table:table-row>
        <table:table-row>
          <table:table-cell table:style-name="Table45.A3" office:value-type="float" office:value="45990">
            <text:p text:style-name="P4">29/11/25</text:p>
          </table:table-cell>
          <table:table-cell table:style-name="Table45.A3" office:value-type="float" office:value="3.15">
            <text:p text:style-name="P4">3.15</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10126">
            <text:p text:style-name="P4">010126</text:p>
          </table:table-cell>
          <table:table-cell table:style-name="Table45.D2" office:value-type="string">
            <text:p text:style-name="P11">Bug Fix – increase field size of column 'zone_mode' in 'relay_logs' table' from char(50) to char(70).</text:p>
          </table:table-cell>
        </table:table-row>
      </table:table>
      <text:p text:style-name="Text_20_body"/>
      <text:p text:style-name="P13"/>
      <table:table table:name="Table46" table:style-name="Table46">
        <table:table-column table:style-name="Table46.A"/>
        <table:table-column table:style-name="Table46.B"/>
        <table:table-column table:style-name="Table46.C"/>
        <table:table-column table:style-name="Table46.B"/>
        <table:table-column table:style-name="Table46.E"/>
        <table:table-column table:style-name="Table46.F"/>
        <table:table-header-rows>
          <table:table-row>
            <table:table-cell table:style-name="Table46.A1" office:value-type="string">
              <text:p text:style-name="P2">Date</text:p>
            </table:table-cell>
            <table:table-cell table:style-name="Table46.A1" office:value-type="string">
              <text:p text:style-name="P2">Ver</text:p>
            </table:table-cell>
            <table:table-cell table:style-name="Table46.A1" office:value-type="string">
              <text:p text:style-name="P2">Build</text:p>
            </table:table-cell>
            <table:table-cell table:style-name="Table46.A1" office:value-type="string">
              <text:p text:style-name="P2">DB Ver</text:p>
            </table:table-cell>
            <table:table-cell table:style-name="Table46.A1" office:value-type="string">
              <text:p text:style-name="P2">DB Build</text:p>
            </table:table-cell>
            <table:table-cell table:style-name="Table46.A1" office:value-type="string">
              <text:p text:style-name="P2">ChangeLog</text:p>
            </table:table-cell>
          </table:table-row>
        </table:table-header-rows>
        <table:table-row>
          <table:table-cell table:style-name="Table46.A2" office:value-type="float" office:value="45990">
            <text:p text:style-name="P4">06/01/26</text:p>
          </table:table-cell>
          <table:table-cell table:style-name="Table46.A2" office:value-type="float" office:value="3.15">
            <text:p text:style-name="P4">3.16</text:p>
          </table:table-cell>
          <table:table-cell table:style-name="Table46.A2" office:value-type="float" office:value="291125">
            <text:p text:style-name="P4">060126</text:p>
          </table:table-cell>
          <table:table-cell table:style-name="Table46.A2" office:value-type="float" office:value="1">
            <text:p text:style-name="P4">1.0</text:p>
          </table:table-cell>
          <table:table-cell table:style-name="Table46.A2" office:value-type="float" office:value="10126">
            <text:p text:style-name="P4">060126</text:p>
          </table:table-cell>
          <table:table-cell table:style-name="Table46.F2" office:value-type="string">
            <text:p text:style-name="P11">New Feature – Database update to table 'relays', add columns 'index_is', 'pre_post', 'show_it' and 'message_in'. Adds support for stand-alone relays and Home Screen positioning of relays.</text:p>
            <text:p text:style-name="P11">New Feature – Stand-alone relays, enable relays not associated to any zone, to be displayed on the Home Screen. The relay, on/off state can be toggled by clicking on the stand-alone relay tile. Changes to files – 'relay.php', 'ajax_fetch_data.php'.</text:p>
            <text:p text:style-name="P11">New Feature – Zone, Add-On Zone, Stand-Alone Sensors and Stand-Alone Relays, Home Screen tile placement. New GUIs 'Settings/Node and Zone Configuration/Zone Indexing' and 'Settings/Device Configuration/Device Indexing'. Changes to files 'settings.php, 'settingslist.php', 'ajax_fetch_data.php', 'modal.php', 'homelist.php', 'db.php', 'request.js', associated documentation files and all language .php files.</text:p>
            <text:p text:style-name="P11">Bug Fix – 'gateway.py' trap MySQL error 1020 when attempting to delete aged records from 'sensor_graphs' table (caused by multiple threads trying to update concurrently). </text:p>
          </table:table-cell>
        </table:table-row>
        <table:table-row>
          <table:table-cell table:style-name="Table46.A3" office:value-type="float" office:value="45990">
            <text:p text:style-name="P4">07/01/26</text:p>
          </table:table-cell>
          <table:table-cell table:style-name="Table46.A3" office:value-type="float" office:value="3.15">
            <text:p text:style-name="P4">3.17</text:p>
          </table:table-cell>
          <table:table-cell table:style-name="Table46.A3" office:value-type="float" office:value="291125">
            <text:p text:style-name="P4">07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Bootstrap Version 5.3.8, requires a browser cache refresh.</text:p>
          </table:table-cell>
        </table:table-row>
        <table:table-row>
          <table:table-cell table:style-name="Table46.A3" office:value-type="float" office:value="45990">
            <text:p text:style-name="P4">08/01/26</text:p>
          </table:table-cell>
          <table:table-cell table:style-name="Table46.A3" office:value-type="float" office:value="3.15">
            <text:p text:style-name="P4">3.17</text:p>
          </table:table-cell>
          <table:table-cell table:style-name="Table46.A3" office:value-type="float" office:value="291125">
            <text:p text:style-name="P4">08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model.php' – simplification of the 'Settings/System Status/Maxair versions' pop-up..</text:p>
          </table:table-cell>
        </table:table-row>
      </table:table>
      <text:p text:style-name="Text_20_body"/>
      <table:table table:name="Table47" table:style-name="Table47">
        <table:table-column table:style-name="Table47.A"/>
        <table:table-column table:style-name="Table47.B"/>
        <table:table-column table:style-name="Table47.C"/>
        <table:table-column table:style-name="Table47.B"/>
        <table:table-column table:style-name="Table47.E"/>
        <table:table-column table:style-name="Table47.F"/>
        <table:table-header-rows>
          <table:table-row>
            <table:table-cell table:style-name="Table47.A1" office:value-type="string">
              <text:p text:style-name="P2">Date</text:p>
            </table:table-cell>
            <table:table-cell table:style-name="Table47.A1" office:value-type="string">
              <text:p text:style-name="P2">Ver</text:p>
            </table:table-cell>
            <table:table-cell table:style-name="Table47.A1" office:value-type="string">
              <text:p text:style-name="P2">Build</text:p>
            </table:table-cell>
            <table:table-cell table:style-name="Table47.A1" office:value-type="string">
              <text:p text:style-name="P2">DB Ver</text:p>
            </table:table-cell>
            <table:table-cell table:style-name="Table47.A1" office:value-type="string">
              <text:p text:style-name="P2">DB Build</text:p>
            </table:table-cell>
            <table:table-cell table:style-name="Table47.A1" office:value-type="string">
              <text:p text:style-name="P2">ChangeLog</text:p>
            </table:table-cell>
          </table:table-row>
        </table:table-header-rows>
        <table:table-row>
          <table:table-cell table:style-name="Table47.A2" office:value-type="float" office:value="45990">
            <text:p text:style-name="P4">17/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gateway.py' – MQTT relays were not disabled when 'Enable Outgoing Messages' was de-selected in the Gateway Setup GUI.</text:p>
            <text:p text:style-name="P8">Bug Fix – 'gateway.py' – updating 'nodes' table 'last_seen' when processing MQTT sensors caused a database update error. Resolved by placing the update of the 'nodes' table after the update of the 'mqtt_devices' table.</text:p>
          </table:table-cell>
        </table:table-row>
        <table:table-row>
          <table:table-cell table:style-name="Table47.A2" office:value-type="float" office:value="45990">
            <text:p text:style-name="P4">18/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model.php' – incorrect code functions deployed for Zone and Device Indexing.</text:p>
          </table:table-cell>
        </table:table-row>
        <table:table-row>
          <table:table-cell table:style-name="Table47.A2" office:value-type="float" office:value="45990">
            <text:p text:style-name="P4">23/01/26</text:p>
          </table:table-cell>
          <table:table-cell table:style-name="Table47.A2" office:value-type="float" office:value="3.15">
            <text:p text:style-name="P4">3.17</text:p>
          </table:table-cell>
          <table:table-cell table:style-name="Table47.A2" office:value-type="float" office:value="291125">
            <text:p text:style-name="P4">23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model.php' – increase size of 'Jobs' pop-up.</text:p>
            <text:p text:style-name="P11">Update – 'Image_Tools' Add-On</text:p>
            <text:p text:style-name="P11">Bug Fix – 'sensor.php' – table 'sensors' column 'frost_controller' is now redundant, so always set to 0.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6-01-23T11:06:00.98</dc:date>
    <meta:print-date>2024-04-17T07:07:00Z</meta:print-date>
    <meta:editing-cycles>122</meta:editing-cycles>
    <meta:editing-duration>P2DT9H4M22S</meta:editing-duration>
    <meta:document-statistic meta:table-count="47" meta:image-count="0" meta:object-count="0" meta:page-count="49" meta:paragraph-count="3131" meta:word-count="11962" meta:character-count="75259"/>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MaxMin/New%20folder/changelog.odt/Normal.dotm"/>
  </office:meta>
</office:document-meta>
</file>